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1mm"/>
    </style:style>
    <style:style style:name="co2" style:family="table-column">
      <style:table-column-properties fo:break-before="auto" style:column-width="56.11mm"/>
    </style:style>
    <style:style style:name="co3" style:family="table-column">
      <style:table-column-properties fo:break-before="auto" style:column-width="35.7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or_veg_df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"SampleID.x"</text:p>
          </table:table-cell>
          <table:table-cell office:value-type="string" calcext:value-type="string">
            <text:p>"SampleID.y"</text:p>
          </table:table-cell>
          <table:table-cell office:value-type="string" calcext:value-type="string">
            <text:p>"VarDist"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 office:value-type="string" calcext:value-type="string">
            <text:p>"mean_coberturacopa_Salix"</text:p>
          </table:table-cell>
          <table:table-cell table:style-name="ce1" office:value-type="string" calcext:value-type="string">
            <text:p>"mean_Altura_Salix"</text:p>
          </table:table-cell>
          <table:table-cell table:style-name="ce1" office:value-type="float" office:value="0.998935337907769" calcext:value-type="float">
            <text:p>0.998935337907769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"mean_Altura_Prunus"</text:p>
          </table:table-cell>
          <table:table-cell table:style-name="ce1" office:value-type="string" calcext:value-type="string">
            <text:p>"prop_Prunus"</text:p>
          </table:table-cell>
          <table:table-cell table:style-name="ce1" office:value-type="float" office:value="0.994271471185664" calcext:value-type="float">
            <text:p>0.994271471185664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 office:value-type="string" calcext:value-type="string">
            <text:p>"mean_coberturacopa_Prunus"</text:p>
          </table:table-cell>
          <table:table-cell table:style-name="ce1" office:value-type="string" calcext:value-type="string">
            <text:p>"mean_Altura_Prunus"</text:p>
          </table:table-cell>
          <table:table-cell table:style-name="ce1" office:value-type="float" office:value="0.97624917636358" calcext:value-type="float">
            <text:p>0.97624917636358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 office:value-type="string" calcext:value-type="string">
            <text:p>"mean_coberturacopa_Abies"</text:p>
          </table:table-cell>
          <table:table-cell table:style-name="ce1" office:value-type="string" calcext:value-type="string">
            <text:p>"mean_Altura_Abies"</text:p>
          </table:table-cell>
          <table:table-cell table:style-name="ce1" office:value-type="float" office:value="0.974965816442209" calcext:value-type="float">
            <text:p>0.974965816442209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 office:value-type="string" calcext:value-type="string">
            <text:p>"mean_coberturacopa_Alnus"</text:p>
          </table:table-cell>
          <table:table-cell table:style-name="ce1" office:value-type="string" calcext:value-type="string">
            <text:p>"mean_Altura_Alnus"</text:p>
          </table:table-cell>
          <table:table-cell table:style-name="ce1" office:value-type="float" office:value="0.958202591842806" calcext:value-type="float">
            <text:p>0.958202591842806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"mean_Altura_Salix"</text:p>
          </table:table-cell>
          <table:table-cell table:style-name="ce1" office:value-type="string" calcext:value-type="string">
            <text:p>"prop_Salix"</text:p>
          </table:table-cell>
          <table:table-cell table:style-name="ce1" office:value-type="float" office:value="0.953671261414386" calcext:value-type="float">
            <text:p>0.953671261414386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 office:value-type="string" calcext:value-type="string">
            <text:p>"mean_coberturacopa_Prunus"</text:p>
          </table:table-cell>
          <table:table-cell table:style-name="ce1" office:value-type="string" calcext:value-type="string">
            <text:p>"prop_Prunus"</text:p>
          </table:table-cell>
          <table:table-cell table:style-name="ce1" office:value-type="float" office:value="0.947500153681034" calcext:value-type="float">
            <text:p>0.947500153681034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"mean_coberturacopa_Salix"</text:p>
          </table:table-cell>
          <table:table-cell table:style-name="ce1" office:value-type="string" calcext:value-type="string">
            <text:p>"prop_Salix"</text:p>
          </table:table-cell>
          <table:table-cell table:style-name="ce1" office:value-type="float" office:value="0.944377215319697" calcext:value-type="float">
            <text:p>0.944377215319697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"prop_Quercus"</text:p>
          </table:table-cell>
          <table:table-cell table:style-name="ce1" office:value-type="string" calcext:value-type="string">
            <text:p>"prop_latif"</text:p>
          </table:table-cell>
          <table:table-cell table:style-name="ce1" office:value-type="float" office:value="0.938356771692178" calcext:value-type="float">
            <text:p>0.93835677169217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"mean_Altura_Juniperus"</text:p>
          </table:table-cell>
          <table:table-cell table:style-name="ce1" office:value-type="string" calcext:value-type="string">
            <text:p>"prop_Juniperus"</text:p>
          </table:table-cell>
          <table:table-cell table:style-name="ce1" office:value-type="float" office:value="0.93789532312291" calcext:value-type="float">
            <text:p>0.93789532312291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"mean_Altura_Arbutus"</text:p>
          </table:table-cell>
          <table:table-cell table:style-name="ce1" office:value-type="string" calcext:value-type="string">
            <text:p>"prop_Arbutus"</text:p>
          </table:table-cell>
          <table:table-cell table:style-name="ce1" office:value-type="float" office:value="0.874632411838888" calcext:value-type="float">
            <text:p>0.874632411838888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"mean_coberturacopa_Alnus"</text:p>
          </table:table-cell>
          <table:table-cell table:style-name="ce1" office:value-type="string" calcext:value-type="string">
            <text:p>"prop_Alnus"</text:p>
          </table:table-cell>
          <table:table-cell table:style-name="ce1" office:value-type="float" office:value="0.866698082467375" calcext:value-type="float">
            <text:p>0.866698082467375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 office:value-type="string" calcext:value-type="string">
            <text:p>"mean_coberturacopa_Pinus"</text:p>
          </table:table-cell>
          <table:table-cell table:style-name="ce1" office:value-type="string" calcext:value-type="string">
            <text:p>"mean_Altura_Pinus"</text:p>
          </table:table-cell>
          <table:table-cell table:style-name="ce1" office:value-type="float" office:value="0.846729359014004" calcext:value-type="float">
            <text:p>0.846729359014004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"mean_Altura_Pinus"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float" office:value="0.828053661364607" calcext:value-type="float">
            <text:p>0.828053661364607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"mean_Altura_Alnus"</text:p>
          </table:table-cell>
          <table:table-cell table:style-name="ce1" office:value-type="string" calcext:value-type="string">
            <text:p>"prop_Alnus"</text:p>
          </table:table-cell>
          <table:table-cell table:style-name="ce1" office:value-type="float" office:value="0.797448834433375" calcext:value-type="float">
            <text:p>0.797448834433375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 office:value-type="string" calcext:value-type="string">
            <text:p>"mean_coberturacopa_Arbutus"</text:p>
          </table:table-cell>
          <table:table-cell table:style-name="ce1" office:value-type="string" calcext:value-type="string">
            <text:p>"mean_Altura_Arbutus"</text:p>
          </table:table-cell>
          <table:table-cell table:style-name="ce1" office:value-type="float" office:value="0.778940613835692" calcext:value-type="float">
            <text:p>0.778940613835692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"mean_coberturacopa_Abies"</text:p>
          </table:table-cell>
          <table:table-cell table:style-name="ce1" office:value-type="string" calcext:value-type="string">
            <text:p>"prop_Abies"</text:p>
          </table:table-cell>
          <table:table-cell table:style-name="ce1" office:value-type="float" office:value="0.766615781507028" calcext:value-type="float">
            <text:p>0.766615781507028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string" calcext:value-type="string">
            <text:p>"prop_conif"</text:p>
          </table:table-cell>
          <table:table-cell table:style-name="ce1" office:value-type="float" office:value="0.766323418703169" calcext:value-type="float">
            <text:p>0.76632341870316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"mean_Altura_Abies"</text:p>
          </table:table-cell>
          <table:table-cell table:style-name="ce1" office:value-type="string" calcext:value-type="string">
            <text:p>"prop_Abies"</text:p>
          </table:table-cell>
          <table:table-cell table:style-name="ce1" office:value-type="float" office:value="0.757183679381392" calcext:value-type="float">
            <text:p>0.757183679381392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Quercus"</text:p>
          </table:table-cell>
          <table:table-cell office:value-type="float" office:value="0.689264690782368" calcext:value-type="float">
            <text:p>0.68926469078236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latif"</text:p>
          </table:table-cell>
          <table:table-cell office:value-type="float" office:value="0.684841792593386" calcext:value-type="float">
            <text:p>0.68484179259338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total_mean_Altura"</text:p>
          </table:table-cell>
          <table:table-cell office:value-type="float" office:value="0.675208776422844" calcext:value-type="float">
            <text:p>0.67520877642284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Juniperus"</text:p>
          </table:table-cell>
          <table:table-cell office:value-type="float" office:value="0.669709391095092" calcext:value-type="float">
            <text:p>0.6697093910950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Pinus"</text:p>
          </table:table-cell>
          <table:table-cell office:value-type="float" office:value="0.649817060814949" calcext:value-type="float">
            <text:p>0.64981706081494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rbutus"</text:p>
          </table:table-cell>
          <table:table-cell office:value-type="float" office:value="0.642450828087903" calcext:value-type="float">
            <text:p>0.64245082808790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641346176235242" calcext:value-type="float">
            <text:p>0.64134617623524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Juniperus"</text:p>
          </table:table-cell>
          <table:table-cell office:value-type="float" office:value="0.614937631189327" calcext:value-type="float">
            <text:p>0.61493763118932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conif"</text:p>
          </table:table-cell>
          <table:table-cell office:value-type="float" office:value="0.598421876903044" calcext:value-type="float">
            <text:p>0.598421876903044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Quercus"</text:p>
          </table:table-cell>
          <table:table-cell office:value-type="float" office:value="0.597579106706651" calcext:value-type="float">
            <text:p>0.59757910670665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591696365360815" calcext:value-type="float">
            <text:p>0.591696365360815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5898156892287" calcext:value-type="float">
            <text:p>0.589815689228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562959773666035" calcext:value-type="float">
            <text:p>0.56295977366603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43638381172492" calcext:value-type="float">
            <text:p>0.54363838117249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54312850816542" calcext:value-type="float">
            <text:p>0.5431285081654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rbutus"</text:p>
          </table:table-cell>
          <table:table-cell office:value-type="float" office:value="0.541722311119208" calcext:value-type="float">
            <text:p>0.54172231111920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Salix"</text:p>
          </table:table-cell>
          <table:table-cell office:value-type="float" office:value="0.540883900113476" calcext:value-type="float">
            <text:p>0.54088390011347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lnus"</text:p>
          </table:table-cell>
          <table:table-cell office:value-type="float" office:value="0.539657282880911" calcext:value-type="float">
            <text:p>0.5396572828809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rop_Abies"</text:p>
          </table:table-cell>
          <table:table-cell office:value-type="string" calcext:value-type="string">
            <text:p>"prop_conif"</text:p>
          </table:table-cell>
          <table:table-cell office:value-type="float" office:value="0.521177600254022" calcext:value-type="float">
            <text:p>0.52117760025402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17065938199853" calcext:value-type="float">
            <text:p>0.51706593819985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Juniperus"</text:p>
          </table:table-cell>
          <table:table-cell office:value-type="float" office:value="0.510426063385171" calcext:value-type="float">
            <text:p>0.51042606338517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latif"</text:p>
          </table:table-cell>
          <table:table-cell office:value-type="float" office:value="0.504438683090424" calcext:value-type="float">
            <text:p>0.50443868309042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504023509897881" calcext:value-type="float">
            <text:p>0.50402350989788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9751974890768" calcext:value-type="float">
            <text:p>0.4975197489076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484843287542046" calcext:value-type="float">
            <text:p>0.48484328754204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Pinus"</text:p>
          </table:table-cell>
          <table:table-cell office:value-type="float" office:value="0.481322085343523" calcext:value-type="float">
            <text:p>0.48132208534352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7724401902063" calcext:value-type="float">
            <text:p>0.4772440190206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475101975075716" calcext:value-type="float">
            <text:p>0.47510197507571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Pinus"</text:p>
          </table:table-cell>
          <table:table-cell office:value-type="float" office:value="0.464060496716467" calcext:value-type="float">
            <text:p>0.46406049671646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58960303327876" calcext:value-type="float">
            <text:p>0.45896030332787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Quercus"</text:p>
          </table:table-cell>
          <table:table-cell office:value-type="float" office:value="0.452293170261593" calcext:value-type="float">
            <text:p>0.45229317026159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Salix"</text:p>
          </table:table-cell>
          <table:table-cell office:value-type="float" office:value="0.449283575437501" calcext:value-type="float">
            <text:p>0.44928357543750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6284237771791" calcext:value-type="float">
            <text:p>0.44628423777179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conif"</text:p>
          </table:table-cell>
          <table:table-cell office:value-type="float" office:value="0.445109570280409" calcext:value-type="float">
            <text:p>0.44510957028040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3267903770473" calcext:value-type="float">
            <text:p>0.44326790377047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Prunus"</text:p>
          </table:table-cell>
          <table:table-cell office:value-type="float" office:value="0.434046569685898" calcext:value-type="float">
            <text:p>0.43404656968589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Salix"</text:p>
          </table:table-cell>
          <table:table-cell office:value-type="float" office:value="0.422717447242903" calcext:value-type="float">
            <text:p>0.42271744724290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conif"</text:p>
          </table:table-cell>
          <table:table-cell office:value-type="float" office:value="0.420091781574989" calcext:value-type="float">
            <text:p>0.42009178157498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417172309930553" calcext:value-type="float">
            <text:p>0.41717230993055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14744236838968" calcext:value-type="float">
            <text:p>0.41474423683896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414228416309393" calcext:value-type="float">
            <text:p>0.41422841630939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latif"</text:p>
          </table:table-cell>
          <table:table-cell office:value-type="float" office:value="0.407891923980214" calcext:value-type="float">
            <text:p>0.40789192398021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390610088335792" calcext:value-type="float">
            <text:p>0.39061008833579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Alnus"</text:p>
          </table:table-cell>
          <table:table-cell office:value-type="float" office:value="0.380641514863162" calcext:value-type="float">
            <text:p>0.38064151486316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latif"</text:p>
          </table:table-cell>
          <table:table-cell office:value-type="float" office:value="0.363838874897969" calcext:value-type="float">
            <text:p>0.36383887489796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"prop_Quercus"</text:p>
          </table:table-cell>
          <table:table-cell office:value-type="string" calcext:value-type="string">
            <text:p>"prop_Arbutus"</text:p>
          </table:table-cell>
          <table:table-cell office:value-type="float" office:value="0.363738707658589" calcext:value-type="float">
            <text:p>0.36373870765858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conif"</text:p>
          </table:table-cell>
          <table:table-cell office:value-type="float" office:value="0.358251416958186" calcext:value-type="float">
            <text:p>0.35825141695818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356321550978779" calcext:value-type="float">
            <text:p>0.35632155097877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bies"</text:p>
          </table:table-cell>
          <table:table-cell office:value-type="float" office:value="0.345554067713924" calcext:value-type="float">
            <text:p>0.34555406771392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conif"</text:p>
          </table:table-cell>
          <table:table-cell office:value-type="float" office:value="0.337976069729215" calcext:value-type="float">
            <text:p>0.33797606972921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337394354842058" calcext:value-type="float">
            <text:p>0.33739435484205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Quercus"</text:p>
          </table:table-cell>
          <table:table-cell office:value-type="float" office:value="0.337161130857205" calcext:value-type="float">
            <text:p>0.3371611308572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conif"</text:p>
          </table:table-cell>
          <table:table-cell office:value-type="float" office:value="0.328009619122876" calcext:value-type="float">
            <text:p>0.3280096191228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conif"</text:p>
          </table:table-cell>
          <table:table-cell office:value-type="float" office:value="0.30295273069435" calcext:value-type="float">
            <text:p>0.3029527306943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298990522181368" calcext:value-type="float">
            <text:p>0.29899052218136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Salix"</text:p>
          </table:table-cell>
          <table:table-cell office:value-type="float" office:value="0.29890454838626" calcext:value-type="float">
            <text:p>0.2989045483862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conif"</text:p>
          </table:table-cell>
          <table:table-cell office:value-type="float" office:value="0.295455433778551" calcext:value-type="float">
            <text:p>0.29545543377855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293688148705557" calcext:value-type="float">
            <text:p>0.29368814870555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285928367334931" calcext:value-type="float">
            <text:p>0.28592836733493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Pinus"</text:p>
          </table:table-cell>
          <table:table-cell office:value-type="float" office:value="0.281973992810556" calcext:value-type="float">
            <text:p>0.28197399281055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Salix"</text:p>
          </table:table-cell>
          <table:table-cell office:value-type="float" office:value="0.280864441065611" calcext:value-type="float">
            <text:p>0.28086444106561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280145746248855" calcext:value-type="float">
            <text:p>0.28014574624885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Salix"</text:p>
          </table:table-cell>
          <table:table-cell office:value-type="float" office:value="0.279260586846197" calcext:value-type="float">
            <text:p>0.279260586846197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Alnus"</text:p>
          </table:table-cell>
          <table:table-cell office:value-type="float" office:value="0.2791379385072" calcext:value-type="float">
            <text:p>0.279137938507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latif"</text:p>
          </table:table-cell>
          <table:table-cell office:value-type="float" office:value="0.278714859579681" calcext:value-type="float">
            <text:p>0.27871485957968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Quercus"</text:p>
          </table:table-cell>
          <table:table-cell office:value-type="float" office:value="0.277465763334534" calcext:value-type="float">
            <text:p>0.277465763334534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275035762203238" calcext:value-type="float">
            <text:p>0.275035762203238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270580641669644" calcext:value-type="float">
            <text:p>0.27058064166964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Pinus"</text:p>
          </table:table-cell>
          <table:table-cell office:value-type="float" office:value="0.268575806677584" calcext:value-type="float">
            <text:p>0.26857580667758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63914461399116" calcext:value-type="float">
            <text:p>0.2639144613991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conif"</text:p>
          </table:table-cell>
          <table:table-cell office:value-type="float" office:value="0.26195876992188" calcext:value-type="float">
            <text:p>0.2619587699218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Pinus"</text:p>
          </table:table-cell>
          <table:table-cell office:value-type="float" office:value="0.260963679207535" calcext:value-type="float">
            <text:p>0.26096367920753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Salix"</text:p>
          </table:table-cell>
          <table:table-cell office:value-type="float" office:value="0.2563747939982" calcext:value-type="float">
            <text:p>0.256374793998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5596397824123" calcext:value-type="float">
            <text:p>0.2559639782412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486564758814" calcext:value-type="float">
            <text:p>0.248656475881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247188508167345" calcext:value-type="float">
            <text:p>0.24718850816734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Abies"</text:p>
          </table:table-cell>
          <table:table-cell office:value-type="float" office:value="0.245957567497363" calcext:value-type="float">
            <text:p>0.24595756749736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43181931886079" calcext:value-type="float">
            <text:p>0.24318193188607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"prop_Pinus"</text:p>
          </table:table-cell>
          <table:table-cell office:value-type="string" calcext:value-type="string">
            <text:p>"prop_Abies"</text:p>
          </table:table-cell>
          <table:table-cell office:value-type="float" office:value="0.24092729369029" calcext:value-type="float">
            <text:p>0.2409272936902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240769243621199" calcext:value-type="float">
            <text:p>0.24076924362119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Salix"</text:p>
          </table:table-cell>
          <table:table-cell office:value-type="float" office:value="0.235984272775637" calcext:value-type="float">
            <text:p>0.2359842727756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conif"</text:p>
          </table:table-cell>
          <table:table-cell office:value-type="float" office:value="0.233784505013678" calcext:value-type="float">
            <text:p>0.233784505013678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33408498737679" calcext:value-type="float">
            <text:p>0.23340849873767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conif"</text:p>
          </table:table-cell>
          <table:table-cell office:value-type="float" office:value="0.229009493774728" calcext:value-type="float">
            <text:p>0.22900949377472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2800288179834" calcext:value-type="float">
            <text:p>0.2280028817983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bies"</text:p>
          </table:table-cell>
          <table:table-cell office:value-type="float" office:value="0.227918235436961" calcext:value-type="float">
            <text:p>0.22791823543696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Abies"</text:p>
          </table:table-cell>
          <table:table-cell office:value-type="float" office:value="0.219528842683175" calcext:value-type="float">
            <text:p>0.21952884268317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207494327633349" calcext:value-type="float">
            <text:p>0.207494327633349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Alnus"</text:p>
          </table:table-cell>
          <table:table-cell office:value-type="float" office:value="0.200029580349734" calcext:value-type="float">
            <text:p>0.20002958034973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bies"</text:p>
          </table:table-cell>
          <table:table-cell office:value-type="float" office:value="0.194148460488948" calcext:value-type="float">
            <text:p>0.19414846048894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191745081336969" calcext:value-type="float">
            <text:p>0.19174508133696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190787998320725" calcext:value-type="float">
            <text:p>0.19078799832072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Prunus"</text:p>
          </table:table-cell>
          <table:table-cell office:value-type="float" office:value="0.179217483147784" calcext:value-type="float">
            <text:p>0.179217483147784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157940438043357" calcext:value-type="float">
            <text:p>0.15794043804335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conif"</text:p>
          </table:table-cell>
          <table:table-cell office:value-type="float" office:value="0.157830318652618" calcext:value-type="float">
            <text:p>0.15783031865261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41658795746222" calcext:value-type="float">
            <text:p>0.14165879574622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139479508720715" calcext:value-type="float">
            <text:p>0.13947950872071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latif"</text:p>
          </table:table-cell>
          <table:table-cell office:value-type="float" office:value="0.137966337371709" calcext:value-type="float">
            <text:p>0.13796633737170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Alnus"</text:p>
          </table:table-cell>
          <table:table-cell office:value-type="float" office:value="0.135480955372049" calcext:value-type="float">
            <text:p>0.13548095537204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35363216512411" calcext:value-type="float">
            <text:p>0.1353632165124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latif"</text:p>
          </table:table-cell>
          <table:table-cell office:value-type="float" office:value="0.134955361131095" calcext:value-type="float">
            <text:p>0.13495536113109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latif"</text:p>
          </table:table-cell>
          <table:table-cell office:value-type="float" office:value="0.133167314806277" calcext:value-type="float">
            <text:p>0.13316731480627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Abies"</text:p>
          </table:table-cell>
          <table:table-cell office:value-type="float" office:value="0.132857776287382" calcext:value-type="float">
            <text:p>0.13285777628738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latif"</text:p>
          </table:table-cell>
          <table:table-cell office:value-type="float" office:value="0.131789780771169" calcext:value-type="float">
            <text:p>0.13178978077116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latif"</text:p>
          </table:table-cell>
          <table:table-cell office:value-type="float" office:value="0.131272944526285" calcext:value-type="float">
            <text:p>0.1312729445262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Pinus"</text:p>
          </table:table-cell>
          <table:table-cell office:value-type="float" office:value="0.129834917305901" calcext:value-type="float">
            <text:p>0.12983491730590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127223105230653" calcext:value-type="float">
            <text:p>0.12722310523065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Quercus"</text:p>
          </table:table-cell>
          <table:table-cell office:value-type="float" office:value="0.125518414924168" calcext:value-type="float">
            <text:p>0.12551841492416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Arbutus"</text:p>
          </table:table-cell>
          <table:table-cell office:value-type="float" office:value="0.123642979997933" calcext:value-type="float">
            <text:p>0.12364297999793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Quercus"</text:p>
          </table:table-cell>
          <table:table-cell office:value-type="float" office:value="0.120738012929965" calcext:value-type="float">
            <text:p>0.12073801292996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latif"</text:p>
          </table:table-cell>
          <table:table-cell office:value-type="float" office:value="0.11974991432948" calcext:value-type="float">
            <text:p>0.1197499143294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Juniperus"</text:p>
          </table:table-cell>
          <table:table-cell office:value-type="float" office:value="0.115739939734248" calcext:value-type="float">
            <text:p>0.1157399397342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109333668702036" calcext:value-type="float">
            <text:p>0.10933366870203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Prunus"</text:p>
          </table:table-cell>
          <table:table-cell office:value-type="float" office:value="0.107326412377221" calcext:value-type="float">
            <text:p>0.10732641237722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07113933697302" calcext:value-type="float">
            <text:p>0.10711393369730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02976547509961" calcext:value-type="float">
            <text:p>0.10297654750996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Alnus"</text:p>
          </table:table-cell>
          <table:table-cell office:value-type="float" office:value="0.101407590925806" calcext:value-type="float">
            <text:p>0.10140759092580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100920511030813" calcext:value-type="float">
            <text:p>0.10092051103081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bies"</text:p>
          </table:table-cell>
          <table:table-cell office:value-type="float" office:value="0.100302300236142" calcext:value-type="float">
            <text:p>0.100302300236142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0995590424926493" calcext:value-type="float">
            <text:p>0.099559042492649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993017600501945" calcext:value-type="float">
            <text:p>0.09930176005019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latif"</text:p>
          </table:table-cell>
          <table:table-cell office:value-type="float" office:value="0.0990589461239122" calcext:value-type="float">
            <text:p>0.09905894612391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latif"</text:p>
          </table:table-cell>
          <table:table-cell office:value-type="float" office:value="0.0955337790931975" calcext:value-type="float">
            <text:p>0.09553377909319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Prunus"</text:p>
          </table:table-cell>
          <table:table-cell office:value-type="float" office:value="0.0953235052889376" calcext:value-type="float">
            <text:p>0.09532350528893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Abies"</text:p>
          </table:table-cell>
          <table:table-cell office:value-type="float" office:value="0.0943446739474265" calcext:value-type="float">
            <text:p>0.09434467394742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Abies"</text:p>
          </table:table-cell>
          <table:table-cell office:value-type="float" office:value="0.0942695973926279" calcext:value-type="float">
            <text:p>0.09426959739262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Pinus"</text:p>
          </table:table-cell>
          <table:table-cell office:value-type="float" office:value="0.0938289542486212" calcext:value-type="float">
            <text:p>0.0938289542486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conif"</text:p>
          </table:table-cell>
          <table:table-cell office:value-type="float" office:value="0.0924542390175917" calcext:value-type="float">
            <text:p>0.09245423901759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Pinus"</text:p>
          </table:table-cell>
          <table:table-cell office:value-type="float" office:value="0.0906837122297738" calcext:value-type="float">
            <text:p>0.09068371222977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Quercus"</text:p>
          </table:table-cell>
          <table:table-cell office:value-type="float" office:value="0.0894323683678217" calcext:value-type="float">
            <text:p>0.08943236836782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conif"</text:p>
          </table:table-cell>
          <table:table-cell office:value-type="float" office:value="0.0881101754215839" calcext:value-type="float">
            <text:p>0.08811017542158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latif"</text:p>
          </table:table-cell>
          <table:table-cell office:value-type="float" office:value="0.0850100851292086" calcext:value-type="float">
            <text:p>0.08501008512920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84166536370661" calcext:value-type="float">
            <text:p>0.08416653637066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Prunus"</text:p>
          </table:table-cell>
          <table:table-cell office:value-type="float" office:value="0.08172777315076" calcext:value-type="float">
            <text:p>0.0817277731507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Quercus"</text:p>
          </table:table-cell>
          <table:table-cell office:value-type="float" office:value="0.0804613946781955" calcext:value-type="float">
            <text:p>0.08046139467819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Pinus"</text:p>
          </table:table-cell>
          <table:table-cell office:value-type="float" office:value="0.0799459994053212" calcext:value-type="float">
            <text:p>0.07994599940532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Quercus"</text:p>
          </table:table-cell>
          <table:table-cell office:value-type="float" office:value="0.0794816370900716" calcext:value-type="float">
            <text:p>0.07948163709007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lnus"</text:p>
          </table:table-cell>
          <table:table-cell office:value-type="float" office:value="0.075444842144432" calcext:value-type="float">
            <text:p>0.07544484214443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Quercus"</text:p>
          </table:table-cell>
          <table:table-cell office:value-type="float" office:value="0.0746850435275372" calcext:value-type="float">
            <text:p>0.0746850435275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conif"</text:p>
          </table:table-cell>
          <table:table-cell office:value-type="float" office:value="0.0688607960551151" calcext:value-type="float">
            <text:p>0.06886079605511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Alnus"</text:p>
          </table:table-cell>
          <table:table-cell office:value-type="float" office:value="0.0685827305629259" calcext:value-type="float">
            <text:p>0.06858273056292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0676231548578165" calcext:value-type="float">
            <text:p>0.06762315485781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0670735144534762" calcext:value-type="float">
            <text:p>0.06707351445347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60687557527297" calcext:value-type="float">
            <text:p>0.06068755752729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Pinus"</text:p>
          </table:table-cell>
          <table:table-cell office:value-type="float" office:value="0.0604122618012825" calcext:value-type="float">
            <text:p>0.06041226180128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mean_Altura_Abies"</text:p>
          </table:table-cell>
          <table:table-cell office:value-type="float" office:value="0.0598791611593975" calcext:value-type="float">
            <text:p>0.05987916115939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Prunus"</text:p>
          </table:table-cell>
          <table:table-cell office:value-type="float" office:value="0.0578569164554577" calcext:value-type="float">
            <text:p>0.05785691645545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Prunus"</text:p>
          </table:table-cell>
          <table:table-cell office:value-type="float" office:value="0.0450543842624975" calcext:value-type="float">
            <text:p>0.04505438426249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430123648043434" calcext:value-type="float">
            <text:p>0.04301236480434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Abies"</text:p>
          </table:table-cell>
          <table:table-cell office:value-type="float" office:value="0.0403485526011919" calcext:value-type="float">
            <text:p>0.04034855260119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latif"</text:p>
          </table:table-cell>
          <table:table-cell office:value-type="float" office:value="0.0364823869130449" calcext:value-type="float">
            <text:p>0.03648238691304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0354047837077269" calcext:value-type="float">
            <text:p>0.03540478370772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latif"</text:p>
          </table:table-cell>
          <table:table-cell office:value-type="float" office:value="0.0327657124088165" calcext:value-type="float">
            <text:p>0.03276571240881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lnus"</text:p>
          </table:table-cell>
          <table:table-cell office:value-type="float" office:value="0.0253850930064918" calcext:value-type="float">
            <text:p>0.02538509300649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238324109663795" calcext:value-type="float">
            <text:p>0.0238324109663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Pinus"</text:p>
          </table:table-cell>
          <table:table-cell office:value-type="float" office:value="0.014820490825411" calcext:value-type="float">
            <text:p>0.01482049082541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Prunus"</text:p>
          </table:table-cell>
          <table:table-cell office:value-type="float" office:value="0.0144917042721575" calcext:value-type="float">
            <text:p>0.01449170427215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latif"</text:p>
          </table:table-cell>
          <table:table-cell office:value-type="float" office:value="0.0140169797095626" calcext:value-type="float">
            <text:p>0.01401697970956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0.000341251091843841" calcext:value-type="float">
            <text:p>0.00034125109184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Pinus"</text:p>
          </table:table-cell>
          <table:table-cell office:value-type="float" office:value="-0.00759734033645787" calcext:value-type="float">
            <text:p>-0.00759734033645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Quercus"</text:p>
          </table:table-cell>
          <table:table-cell office:value-type="float" office:value="-0.00845231369098368" calcext:value-type="float">
            <text:p>-0.00845231369098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conif"</text:p>
          </table:table-cell>
          <table:table-cell office:value-type="float" office:value="-0.00906200373044095" calcext:value-type="float">
            <text:p>-0.00906200373044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Pinus"</text:p>
          </table:table-cell>
          <table:table-cell office:value-type="float" office:value="-0.0115316065562288" calcext:value-type="float">
            <text:p>-0.011531606556229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0182150763389128" calcext:value-type="float">
            <text:p>-0.01821507633891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88003934319961" calcext:value-type="float">
            <text:p>-0.01880039343199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Pinus"</text:p>
          </table:table-cell>
          <table:table-cell office:value-type="float" office:value="-0.0286151986961148" calcext:value-type="float">
            <text:p>-0.02861519869611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Abies"</text:p>
          </table:table-cell>
          <table:table-cell office:value-type="float" office:value="-0.0337750501412807" calcext:value-type="float">
            <text:p>-0.03377505014128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Abies"</text:p>
          </table:table-cell>
          <table:table-cell office:value-type="float" office:value="-0.0395128851589818" calcext:value-type="float">
            <text:p>-0.03951288515898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Pinus"</text:p>
          </table:table-cell>
          <table:table-cell office:value-type="float" office:value="-0.0400923736121076" calcext:value-type="float">
            <text:p>-0.04009237361210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Prunus"</text:p>
          </table:table-cell>
          <table:table-cell office:value-type="float" office:value="-0.0423756018770836" calcext:value-type="float">
            <text:p>-0.04237560187708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464057859712399" calcext:value-type="float">
            <text:p>-0.0464057859712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Pinus"</text:p>
          </table:table-cell>
          <table:table-cell office:value-type="float" office:value="-0.0495448961823654" calcext:value-type="float">
            <text:p>-0.04954489618236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29338147616642" calcext:value-type="float">
            <text:p>-0.052933814761664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0590741066068145" calcext:value-type="float">
            <text:p>-0.05907410660681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93701613007421" calcext:value-type="float">
            <text:p>-0.05937016130074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conif"</text:p>
          </table:table-cell>
          <table:table-cell office:value-type="float" office:value="-0.0636904248358577" calcext:value-type="float">
            <text:p>-0.06369042483585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Prunus"</text:p>
          </table:table-cell>
          <table:table-cell office:value-type="float" office:value="-0.0647926791584427" calcext:value-type="float">
            <text:p>-0.06479267915844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59475808583631" calcext:value-type="float">
            <text:p>-0.06594758085836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59564655823228" calcext:value-type="float">
            <text:p>-0.06595646558232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Prunus"</text:p>
          </table:table-cell>
          <table:table-cell office:value-type="float" office:value="-0.0675863297741713" calcext:value-type="float">
            <text:p>-0.06758632977417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68791027097409" calcext:value-type="float">
            <text:p>-0.068791027097409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688002949019093" calcext:value-type="float">
            <text:p>-0.06880029490190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lnus"</text:p>
          </table:table-cell>
          <table:table-cell office:value-type="float" office:value="-0.0697579185925241" calcext:value-type="float">
            <text:p>-0.06975791859252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Prunus"</text:p>
          </table:table-cell>
          <table:table-cell office:value-type="float" office:value="-0.069974783844543" calcext:value-type="float">
            <text:p>-0.06997478384454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Prunus"</text:p>
          </table:table-cell>
          <table:table-cell office:value-type="float" office:value="-0.0701561223835193" calcext:value-type="float">
            <text:p>-0.07015612238351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Salix"</text:p>
          </table:table-cell>
          <table:table-cell office:value-type="float" office:value="-0.0704941785540801" calcext:value-type="float">
            <text:p>-0.0704941785540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Alnus"</text:p>
          </table:table-cell>
          <table:table-cell office:value-type="float" office:value="-0.0710013235545015" calcext:value-type="float">
            <text:p>-0.07100132355450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lnus"</text:p>
          </table:table-cell>
          <table:table-cell office:value-type="float" office:value="-0.0710108891390513" calcext:value-type="float">
            <text:p>-0.07101088913905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Prunus"</text:p>
          </table:table-cell>
          <table:table-cell office:value-type="float" office:value="-0.0712220543365689" calcext:value-type="float">
            <text:p>-0.07122205433656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712316496588595" calcext:value-type="float">
            <text:p>-0.0712316496588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4066251571802" calcext:value-type="float">
            <text:p>-0.0714066251571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4162453455958" calcext:value-type="float">
            <text:p>-0.07141624534559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Salix"</text:p>
          </table:table-cell>
          <table:table-cell office:value-type="float" office:value="-0.0717507070339028" calcext:value-type="float">
            <text:p>-0.07175070703390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Salix"</text:p>
          </table:table-cell>
          <table:table-cell office:value-type="float" office:value="-0.071760373578416" calcext:value-type="float">
            <text:p>-0.07176037357841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759836175418277" calcext:value-type="float">
            <text:p>-0.07598361754182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lnus"</text:p>
          </table:table-cell>
          <table:table-cell office:value-type="float" office:value="-0.0775291284721638" calcext:value-type="float">
            <text:p>-0.07752912847216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Alnus"</text:p>
          </table:table-cell>
          <table:table-cell office:value-type="float" office:value="-0.080818214676189" calcext:value-type="float">
            <text:p>-0.08081821467618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810276537936375" calcext:value-type="float">
            <text:p>-0.08102765379363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Salix"</text:p>
          </table:table-cell>
          <table:table-cell office:value-type="float" office:value="-0.0814180958166624" calcext:value-type="float">
            <text:p>-0.08141809581666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0817992652378681" calcext:value-type="float">
            <text:p>-0.08179926523786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Prunus"</text:p>
          </table:table-cell>
          <table:table-cell office:value-type="float" office:value="-0.0830002867507945" calcext:value-type="float">
            <text:p>-0.083000286750795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843028345147993" calcext:value-type="float">
            <text:p>-0.08430283451479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845213039691164" calcext:value-type="float">
            <text:p>-0.08452130396911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Salix"</text:p>
          </table:table-cell>
          <table:table-cell office:value-type="float" office:value="-0.0849285805884598" calcext:value-type="float">
            <text:p>-0.0849285805884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lnus"</text:p>
          </table:table-cell>
          <table:table-cell office:value-type="float" office:value="-0.0870115345344554" calcext:value-type="float">
            <text:p>-0.08701153453445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Alnus"</text:p>
          </table:table-cell>
          <table:table-cell office:value-type="float" office:value="-0.0872370235417759" calcext:value-type="float">
            <text:p>-0.08723702354177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Prunus"</text:p>
          </table:table-cell>
          <table:table-cell office:value-type="float" office:value="-0.0873363317139437" calcext:value-type="float">
            <text:p>-0.08733633171394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Salix"</text:p>
          </table:table-cell>
          <table:table-cell office:value-type="float" office:value="-0.0876573862001969" calcext:value-type="float">
            <text:p>-0.08765738620019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bies"</text:p>
          </table:table-cell>
          <table:table-cell office:value-type="float" office:value="-0.0888414759742744" calcext:value-type="float">
            <text:p>-0.08884147597427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Prunus"</text:p>
          </table:table-cell>
          <table:table-cell office:value-type="float" office:value="-0.0888930643459529" calcext:value-type="float">
            <text:p>-0.088893064345953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889050403779522" calcext:value-type="float">
            <text:p>-0.0889050403779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conif"</text:p>
          </table:table-cell>
          <table:table-cell office:value-type="float" office:value="-0.0895301149340243" calcext:value-type="float">
            <text:p>-0.08953011493402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0898629086851031" calcext:value-type="float">
            <text:p>-0.08986290868510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Juniperus"</text:p>
          </table:table-cell>
          <table:table-cell office:value-type="float" office:value="-0.0921148712110335" calcext:value-type="float">
            <text:p>-0.09211487121103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0991936715588919" calcext:value-type="float">
            <text:p>-0.099193671558892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Alnus"</text:p>
          </table:table-cell>
          <table:table-cell office:value-type="float" office:value="-0.100262902211218" calcext:value-type="float">
            <text:p>-0.100262902211218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Quercus"</text:p>
          </table:table-cell>
          <table:table-cell office:value-type="float" office:value="-0.100687543969819" calcext:value-type="float">
            <text:p>-0.10068754396981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00870142323974" calcext:value-type="float">
            <text:p>-0.10087014232397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105219336382193" calcext:value-type="float">
            <text:p>-0.10521933638219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Prunus"</text:p>
          </table:table-cell>
          <table:table-cell office:value-type="float" office:value="-0.1074763265754" calcext:value-type="float">
            <text:p>-0.107476326575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0850785892505" calcext:value-type="float">
            <text:p>-0.1085078589250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lnus"</text:p>
          </table:table-cell>
          <table:table-cell office:value-type="float" office:value="-0.108600095999198" calcext:value-type="float">
            <text:p>-0.10860009599919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08937714833924" calcext:value-type="float">
            <text:p>-0.10893771483392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09220025188627" calcext:value-type="float">
            <text:p>-0.10922002518862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09392045972642" calcext:value-type="float">
            <text:p>-0.10939204597264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09406783710087" calcext:value-type="float">
            <text:p>-0.10940678371008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Salix"</text:p>
          </table:table-cell>
          <table:table-cell office:value-type="float" office:value="-0.109746315727633" calcext:value-type="float">
            <text:p>-0.10974631572763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10848673846877" calcext:value-type="float">
            <text:p>-0.11084867384687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12760528291959" calcext:value-type="float">
            <text:p>-0.11276052829195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Pinus"</text:p>
          </table:table-cell>
          <table:table-cell office:value-type="float" office:value="-0.112838667881887" calcext:value-type="float">
            <text:p>-0.11283866788188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4215637766727" calcext:value-type="float">
            <text:p>-0.11421563776672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251482493748" calcext:value-type="float">
            <text:p>-0.11625148249374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267144362136" calcext:value-type="float">
            <text:p>-0.11626714436213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19215016449291" calcext:value-type="float">
            <text:p>-0.11921501644929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21772187498609" calcext:value-type="float">
            <text:p>-0.121772187498609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24131070602174" calcext:value-type="float">
            <text:p>-0.12413107060217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29483200600855" calcext:value-type="float">
            <text:p>-0.12948320060085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Quercus"</text:p>
          </table:table-cell>
          <table:table-cell office:value-type="float" office:value="-0.130915647912971" calcext:value-type="float">
            <text:p>-0.13091564791297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Quercus"</text:p>
          </table:table-cell>
          <table:table-cell office:value-type="float" office:value="-0.131609561688673" calcext:value-type="float">
            <text:p>-0.13160956168867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Juniperus"</text:p>
          </table:table-cell>
          <table:table-cell office:value-type="float" office:value="-0.131914718778071" calcext:value-type="float">
            <text:p>-0.13191471877807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Alnus"</text:p>
          </table:table-cell>
          <table:table-cell office:value-type="float" office:value="-0.133643572550758" calcext:value-type="float">
            <text:p>-0.133643572550758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4059047204055" calcext:value-type="float">
            <text:p>-0.13405904720405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34406459091893" calcext:value-type="float">
            <text:p>-0.13440645909189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Salix"</text:p>
          </table:table-cell>
          <table:table-cell office:value-type="float" office:value="-0.135054113655965" calcext:value-type="float">
            <text:p>-0.1350541136559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Juniperus"</text:p>
          </table:table-cell>
          <table:table-cell office:value-type="float" office:value="-0.137602454493349" calcext:value-type="float">
            <text:p>-0.13760245449334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Quercus"</text:p>
          </table:table-cell>
          <table:table-cell office:value-type="float" office:value="-0.138425109772436" calcext:value-type="float">
            <text:p>-0.13842510977243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lnus"</text:p>
          </table:table-cell>
          <table:table-cell office:value-type="float" office:value="-0.142023702881212" calcext:value-type="float">
            <text:p>-0.14202370288121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2465229904086" calcext:value-type="float">
            <text:p>-0.14246522990408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2834426280642" calcext:value-type="float">
            <text:p>-0.14283442628064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Salix"</text:p>
          </table:table-cell>
          <table:table-cell office:value-type="float" office:value="-0.143374179539604" calcext:value-type="float">
            <text:p>-0.14337417953960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Salix"</text:p>
          </table:table-cell>
          <table:table-cell office:value-type="float" office:value="-0.143522692073166" calcext:value-type="float">
            <text:p>-0.143522692073166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14460429145354" calcext:value-type="float">
            <text:p>-0.1446042914535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Prunus"</text:p>
          </table:table-cell>
          <table:table-cell office:value-type="float" office:value="-0.145699870119631" calcext:value-type="float">
            <text:p>-0.14569987011963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Quercus"</text:p>
          </table:table-cell>
          <table:table-cell office:value-type="float" office:value="-0.146012817335873" calcext:value-type="float">
            <text:p>-0.14601281733587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146955587475366" calcext:value-type="float">
            <text:p>-0.14695558747536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Prunus"</text:p>
          </table:table-cell>
          <table:table-cell office:value-type="float" office:value="-0.148296907776739" calcext:value-type="float">
            <text:p>-0.14829690777673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4831688693401" calcext:value-type="float">
            <text:p>-0.1483168869340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Quercus"</text:p>
          </table:table-cell>
          <table:table-cell office:value-type="float" office:value="-0.149530664085589" calcext:value-type="float">
            <text:p>-0.14953066408558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Juniperus"</text:p>
          </table:table-cell>
          <table:table-cell office:value-type="float" office:value="-0.151910920243386" calcext:value-type="float">
            <text:p>-0.15191092024338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Juniperus"</text:p>
          </table:table-cell>
          <table:table-cell office:value-type="float" office:value="-0.16393388130333" calcext:value-type="float">
            <text:p>-0.1639338813033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166475500403005" calcext:value-type="float">
            <text:p>-0.16647550040300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conif"</text:p>
          </table:table-cell>
          <table:table-cell office:value-type="float" office:value="-0.167042161091294" calcext:value-type="float">
            <text:p>-0.16704216109129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168170227967303" calcext:value-type="float">
            <text:p>-0.16817022796730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Alnus"</text:p>
          </table:table-cell>
          <table:table-cell office:value-type="float" office:value="-0.168277810014836" calcext:value-type="float">
            <text:p>-0.16827781001483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69140436650211" calcext:value-type="float">
            <text:p>-0.16914043665021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70661167165829" calcext:value-type="float">
            <text:p>-0.17066116716582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Quercus"</text:p>
          </table:table-cell>
          <table:table-cell office:value-type="float" office:value="-0.173212211979404" calcext:value-type="float">
            <text:p>-0.17321221197940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bies"</text:p>
          </table:table-cell>
          <table:table-cell office:value-type="float" office:value="-0.173594171153904" calcext:value-type="float">
            <text:p>-0.17359417115390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75533404530565" calcext:value-type="float">
            <text:p>-0.17553340453056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latif"</text:p>
          </table:table-cell>
          <table:table-cell office:value-type="float" office:value="-0.180482286947115" calcext:value-type="float">
            <text:p>-0.18048228694711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lnus"</text:p>
          </table:table-cell>
          <table:table-cell office:value-type="float" office:value="-0.181173396815982" calcext:value-type="float">
            <text:p>-0.18117339681598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81736633437033" calcext:value-type="float">
            <text:p>-0.18173663343703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182207601031005" calcext:value-type="float">
            <text:p>-0.18220760103100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Salix"</text:p>
          </table:table-cell>
          <table:table-cell office:value-type="float" office:value="-0.183085591458054" calcext:value-type="float">
            <text:p>-0.1830855914580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latif"</text:p>
          </table:table-cell>
          <table:table-cell office:value-type="float" office:value="-0.188417838331906" calcext:value-type="float">
            <text:p>-0.18841783833190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"prop_Quercus"</text:p>
          </table:table-cell>
          <table:table-cell office:value-type="string" calcext:value-type="string">
            <text:p>"prop_Salix"</text:p>
          </table:table-cell>
          <table:table-cell office:value-type="float" office:value="-0.189310076844997" calcext:value-type="float">
            <text:p>-0.18931007684499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bies"</text:p>
          </table:table-cell>
          <table:table-cell office:value-type="float" office:value="-0.189448558170214" calcext:value-type="float">
            <text:p>-0.18944855817021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92819580007364" calcext:value-type="float">
            <text:p>-0.19281958000736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194109884909148" calcext:value-type="float">
            <text:p>-0.19410988490914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Prunus"</text:p>
          </table:table-cell>
          <table:table-cell office:value-type="float" office:value="-0.194561813689271" calcext:value-type="float">
            <text:p>-0.19456181368927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8029794521177" calcext:value-type="float">
            <text:p>-0.198029794521177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8056473893448" calcext:value-type="float">
            <text:p>-0.19805647389344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latif"</text:p>
          </table:table-cell>
          <table:table-cell office:value-type="float" office:value="-0.201052861454353" calcext:value-type="float">
            <text:p>-0.20105286145435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conif"</text:p>
          </table:table-cell>
          <table:table-cell office:value-type="float" office:value="-0.20362109719529" calcext:value-type="float">
            <text:p>-0.20362109719529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204865202109924" calcext:value-type="float">
            <text:p>-0.20486520210992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206950738444944" calcext:value-type="float">
            <text:p>-0.20695073844494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conif"</text:p>
          </table:table-cell>
          <table:table-cell office:value-type="float" office:value="-0.207980358551661" calcext:value-type="float">
            <text:p>-0.20798035855166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rbutus"</text:p>
          </table:table-cell>
          <table:table-cell office:value-type="float" office:value="-0.213523518993569" calcext:value-type="float">
            <text:p>-0.21352351899356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Arbutus"</text:p>
          </table:table-cell>
          <table:table-cell office:value-type="float" office:value="-0.217329484085021" calcext:value-type="float">
            <text:p>-0.21732948408502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rbutus"</text:p>
          </table:table-cell>
          <table:table-cell office:value-type="float" office:value="-0.217358763589277" calcext:value-type="float">
            <text:p>-0.21735876358927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Juniperus"</text:p>
          </table:table-cell>
          <table:table-cell office:value-type="float" office:value="-0.217711290111679" calcext:value-type="float">
            <text:p>-0.21771129011167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Juniperus"</text:p>
          </table:table-cell>
          <table:table-cell office:value-type="float" office:value="-0.219927600160413" calcext:value-type="float">
            <text:p>-0.21992760016041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21619027990797" calcext:value-type="float">
            <text:p>-0.22161902799079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23342718485044" calcext:value-type="float">
            <text:p>-0.22334271848504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24711496950975" calcext:value-type="float">
            <text:p>-0.22471149695097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rbutus"</text:p>
          </table:table-cell>
          <table:table-cell office:value-type="float" office:value="-0.225918316347905" calcext:value-type="float">
            <text:p>-0.22591831634790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227660600303602" calcext:value-type="float">
            <text:p>-0.22766060030360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231845721411147" calcext:value-type="float">
            <text:p>-0.23184572141114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Abies"</text:p>
          </table:table-cell>
          <table:table-cell office:value-type="float" office:value="-0.233135909278059" calcext:value-type="float">
            <text:p>-0.23313590927805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34400329392728" calcext:value-type="float">
            <text:p>-0.23440032939272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Salix"</text:p>
          </table:table-cell>
          <table:table-cell office:value-type="float" office:value="-0.23512792340935" calcext:value-type="float">
            <text:p>-0.2351279234093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Pinus"</text:p>
          </table:table-cell>
          <table:table-cell office:value-type="float" office:value="-0.236036587323786" calcext:value-type="float">
            <text:p>-0.23603658732378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Alnus"</text:p>
          </table:table-cell>
          <table:table-cell office:value-type="float" office:value="-0.24193175085071" calcext:value-type="float">
            <text:p>-0.2419317508507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Arbutus"</text:p>
          </table:table-cell>
          <table:table-cell office:value-type="float" office:value="-0.242683874640786" calcext:value-type="float">
            <text:p>-0.24268387464078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243312786040616" calcext:value-type="float">
            <text:p>-0.24331278604061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Salix"</text:p>
          </table:table-cell>
          <table:table-cell office:value-type="float" office:value="-0.244485219548952" calcext:value-type="float">
            <text:p>-0.24448521954895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Arbutus"</text:p>
          </table:table-cell>
          <table:table-cell office:value-type="float" office:value="-0.246611545592982" calcext:value-type="float">
            <text:p>-0.24661154559298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bies"</text:p>
          </table:table-cell>
          <table:table-cell office:value-type="float" office:value="-0.247754714112217" calcext:value-type="float">
            <text:p>-0.24775471411221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Arbutus"</text:p>
          </table:table-cell>
          <table:table-cell office:value-type="float" office:value="-0.249105007336907" calcext:value-type="float">
            <text:p>-0.24910500733690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rbutus"</text:p>
          </table:table-cell>
          <table:table-cell office:value-type="float" office:value="-0.253948644944213" calcext:value-type="float">
            <text:p>-0.25394864494421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Arbutus"</text:p>
          </table:table-cell>
          <table:table-cell office:value-type="float" office:value="-0.257244637249941" calcext:value-type="float">
            <text:p>-0.25724463724994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258757794578611" calcext:value-type="float">
            <text:p>-0.25875779457861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259093340421984" calcext:value-type="float">
            <text:p>-0.25909334042198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602736720566" calcext:value-type="float">
            <text:p>-0.260273672056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62641219670575" calcext:value-type="float">
            <text:p>-0.2626412196705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conif"</text:p>
          </table:table-cell>
          <table:table-cell office:value-type="float" office:value="-0.264066239517864" calcext:value-type="float">
            <text:p>-0.26406623951786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Arbutus"</text:p>
          </table:table-cell>
          <table:table-cell office:value-type="float" office:value="-0.265510059853887" calcext:value-type="float">
            <text:p>-0.265510059853887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65872358908385" calcext:value-type="float">
            <text:p>-0.26587235890838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rbutus"</text:p>
          </table:table-cell>
          <table:table-cell office:value-type="float" office:value="-0.266335484511123" calcext:value-type="float">
            <text:p>-0.26633548451112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Arbutus"</text:p>
          </table:table-cell>
          <table:table-cell office:value-type="float" office:value="-0.267025688681616" calcext:value-type="float">
            <text:p>-0.26702568868161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Salix"</text:p>
          </table:table-cell>
          <table:table-cell office:value-type="float" office:value="-0.268312385817805" calcext:value-type="float">
            <text:p>-0.26831238581780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277724725905174" calcext:value-type="float">
            <text:p>-0.27772472590517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280551975243" calcext:value-type="float">
            <text:p>-0.28055197524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Pinus"</text:p>
          </table:table-cell>
          <table:table-cell office:value-type="float" office:value="-0.283091963979818" calcext:value-type="float">
            <text:p>-0.28309196397981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Pinus"</text:p>
          </table:table-cell>
          <table:table-cell office:value-type="float" office:value="-0.283220054157212" calcext:value-type="float">
            <text:p>-0.28322005415721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Abies"</text:p>
          </table:table-cell>
          <table:table-cell office:value-type="float" office:value="-0.283224931983692" calcext:value-type="float">
            <text:p>-0.28322493198369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29142020848857" calcext:value-type="float">
            <text:p>-0.2914202084885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Pinus"</text:p>
          </table:table-cell>
          <table:table-cell office:value-type="float" office:value="-0.292188446462967" calcext:value-type="float">
            <text:p>-0.29218844646296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298866972088202" calcext:value-type="float">
            <text:p>-0.29886697208820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latif"</text:p>
          </table:table-cell>
          <table:table-cell office:value-type="float" office:value="-0.312557699168127" calcext:value-type="float">
            <text:p>-0.31255769916812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bies"</text:p>
          </table:table-cell>
          <table:table-cell office:value-type="float" office:value="-0.316049801704055" calcext:value-type="float">
            <text:p>-0.31604980170405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32014160378133" calcext:value-type="float">
            <text:p>-0.3201416037813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328423503239874" calcext:value-type="float">
            <text:p>-0.32842350323987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328498116404839" calcext:value-type="float">
            <text:p>-0.32849811640483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Juniperus"</text:p>
          </table:table-cell>
          <table:table-cell office:value-type="float" office:value="-0.333146786196198" calcext:value-type="float">
            <text:p>-0.33314678619619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Quercus"</text:p>
          </table:table-cell>
          <table:table-cell office:value-type="float" office:value="-0.347511513911488" calcext:value-type="float">
            <text:p>-0.34751151391148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Pinus"</text:p>
          </table:table-cell>
          <table:table-cell office:value-type="float" office:value="-0.364891075793897" calcext:value-type="float">
            <text:p>-0.36489107579389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Arbutus"</text:p>
          </table:table-cell>
          <table:table-cell office:value-type="float" office:value="-0.370862556940508" calcext:value-type="float">
            <text:p>-0.370862556940508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374637953297879" calcext:value-type="float">
            <text:p>-0.37463795329787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latif"</text:p>
          </table:table-cell>
          <table:table-cell office:value-type="float" office:value="-0.384654610098315" calcext:value-type="float">
            <text:p>-0.38465461009831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Arbutus"</text:p>
          </table:table-cell>
          <table:table-cell office:value-type="float" office:value="-0.40700627075444" calcext:value-type="float">
            <text:p>-0.4070062707544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Arbutus"</text:p>
          </table:table-cell>
          <table:table-cell office:value-type="float" office:value="-0.411149611631745" calcext:value-type="float">
            <text:p>-0.41114961163174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conif"</text:p>
          </table:table-cell>
          <table:table-cell office:value-type="float" office:value="-0.420913098226024" calcext:value-type="float">
            <text:p>-0.42091309822602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Abies"</text:p>
          </table:table-cell>
          <table:table-cell office:value-type="float" office:value="-0.422040339398972" calcext:value-type="float">
            <text:p>-0.42204033939897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Quercus"</text:p>
          </table:table-cell>
          <table:table-cell office:value-type="float" office:value="-0.42351096225446" calcext:value-type="float">
            <text:p>-0.4235109622544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bies"</text:p>
          </table:table-cell>
          <table:table-cell office:value-type="float" office:value="-0.448509867521856" calcext:value-type="float">
            <text:p>-0.44850986752185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Abies"</text:p>
          </table:table-cell>
          <table:table-cell office:value-type="float" office:value="-0.463171763857167" calcext:value-type="float">
            <text:p>-0.46317176385716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472128429605217" calcext:value-type="float">
            <text:p>-0.47212842960521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"prop_Quercus"</text:p>
          </table:table-cell>
          <table:table-cell office:value-type="string" calcext:value-type="string">
            <text:p>"prop_Abies"</text:p>
          </table:table-cell>
          <table:table-cell office:value-type="float" office:value="-0.498863022824858" calcext:value-type="float">
            <text:p>-0.49886302282485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latif"</text:p>
          </table:table-cell>
          <table:table-cell office:value-type="float" office:value="-0.504260824823737" calcext:value-type="float">
            <text:p>-0.50426082482373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Quercus"</text:p>
          </table:table-cell>
          <table:table-cell office:value-type="float" office:value="-0.514213221972291" calcext:value-type="float">
            <text:p>-0.51421322197229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Quercus"</text:p>
          </table:table-cell>
          <table:table-cell office:value-type="float" office:value="-0.538305705949767" calcext:value-type="float">
            <text:p>-0.53830570594976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540165724116218" calcext:value-type="float">
            <text:p>-0.5401657241162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"prop_Abies"</text:p>
          </table:table-cell>
          <table:table-cell office:value-type="string" calcext:value-type="string">
            <text:p>"prop_latif"</text:p>
          </table:table-cell>
          <table:table-cell office:value-type="float" office:value="-0.572015622314995" calcext:value-type="float">
            <text:p>-0.57201562231499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rbutus"</text:p>
          </table:table-cell>
          <table:table-cell office:value-type="float" office:value="-0.601302216788505" calcext:value-type="float">
            <text:p>-0.60130221678850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"prop_Pinus"</text:p>
          </table:table-cell>
          <table:table-cell office:value-type="string" calcext:value-type="string">
            <text:p>"prop_latif"</text:p>
          </table:table-cell>
          <table:table-cell office:value-type="float" office:value="-0.603638820571262" calcext:value-type="float">
            <text:p>-0.603638820571262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"prop_latif"</text:p>
          </table:table-cell>
          <table:table-cell table:style-name="ce1" office:value-type="string" calcext:value-type="string">
            <text:p>"prop_conif"</text:p>
          </table:table-cell>
          <table:table-cell table:style-name="ce1" office:value-type="float" office:value="-0.692449145777952" calcext:value-type="float">
            <text:p>-0.692449145777952</text:p>
          </table:table-cell>
          <table:table-cell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"prop_Quercus"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float" office:value="-0.704550537143722" calcext:value-type="float">
            <text:p>-0.704550537143722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"prop_Quercus"</text:p>
          </table:table-cell>
          <table:table-cell table:style-name="ce1" office:value-type="string" calcext:value-type="string">
            <text:p>"prop_conif"</text:p>
          </table:table-cell>
          <table:table-cell table:style-name="ce1" office:value-type="float" office:value="-0.768200106454893" calcext:value-type="float">
            <text:p>-0.768200106454893</text:p>
          </table:table-cell>
          <table:table-cell/>
        </table:table-row>
      </table:table>
      <table:named-expressions/>
      <table:database-ranges>
        <table:database-range table:name="__Anonymous_Sheet_DB__0" table:target-range-address="cor_veg_df4.A1:cor_veg_df4.D379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7T01:12:36.774296823</dc:date>
    <meta:editing-duration>PT39M15S</meta:editing-duration>
    <meta:editing-cycles>1</meta:editing-cycles>
    <meta:document-statistic meta:table-count="1" meta:cell-count="1533" meta:object-count="0"/>
    <meta:generator>LibreOffice/6.2.7.1$Linux_X86_64 LibreOffice_project/23edc44b61b830b7d749943e020e96f5a7df63bf</meta:generator>
  </office:meta>
</office:document-meta>
</file>